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cm" svg:height="1.2cm" svg:x="10cm" svg:y="2.3cm">
          <text:p text:style-name="P1"><text:span text:style-name="T1"/></text:p>
          <text:p text:style-name="P1"><text:span text:style-name="T1">Exisiting Artifacts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cm" svg:height="1.3cm" svg:x="3.3cm" svg:y="5.5cm">
          <text:p text:style-name="P2"/>
          <text:p text:style-name="P2"><text:span text:style-name="T1">Quizzes</text:span></text:p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4cm" svg:x="9.2cm" svg:y="5.5cm">
          <text:p text:style-name="P1"><text:span text:style-name="T1">Interacitve</text:span></text:p>
          <text:p text:style-name="P1"><text:span text:style-name="T1">Tool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cm" svg:height="1.8cm" svg:x="15.1cm" svg:y="5.4cm">
          <text:p text:style-name="P1"><text:span text:style-name="T1">Static Information</text:span></text:p>
          <text:p text:style-name="P1"><text:span text:style-name="T1">Tool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.4cm" svg:x="22.2cm" svg:y="5.3cm">
          <text:p text:style-name="P1"><text:span text:style-name="T1">Community-based</text:span></text:p>
          <text:p text:style-name="P1"><text:span text:style-name="T1">Suppor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1cm" svg:x="14.7cm" svg:y="9.1cm">
          <text:p text:style-name="P1"><text:span text:style-name="T1">Oracl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cm" svg:height="1.1cm" svg:x="16.6cm" svg:y="9.1cm">
          <text:p text:style-name="P1"><text:span text:style-name="T1">Java </text:span></text:p>
          <text:p text:style-name="P1"><text:span text:style-name="T1">Puzzl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cm" svg:height="1.3cm" svg:x="3.8cm" svg:y="16.5cm">
          <text:p text:style-name="P1"><text:span text:style-name="T1">CodeAvenger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cm" svg:height="1.3cm" svg:x="7.3cm" svg:y="16.5cm">
          <text:p text:style-name="P1"><text:span text:style-name="T1">CodeCademy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cm" svg:height="1.3cm" svg:x="9.1cm" svg:y="15.1cm">
          <text:p text:style-name="P1"><text:span text:style-name="T1">TryRuby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cm" svg:height="1.1cm" svg:x="15.1cm" svg:y="15.8cm">
          <text:p text:style-name="P1"><text:span text:style-name="T1">Compile</text:span></text:p>
          <text:p text:style-name="P1"><text:span text:style-name="T1">Onlin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1.1cm" svg:x="11.4cm" svg:y="15.8cm">
          <text:p text:style-name="P1"><text:span text:style-name="T1">GroovyConsol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cm" svg:height="1.3cm" svg:x="2.4cm" svg:y="15.1cm">
          <text:p text:style-name="P1"><text:span text:style-name="T1">LearnJava</text:span></text:p>
          <text:p text:style-name="P1"><text:span text:style-name="T1">Onlin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cm" svg:height="1.4cm" svg:x="19.9cm" svg:y="8.4cm">
          <text:p text:style-name="P1"><text:span text:style-name="T1">Wikipedi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cm" svg:height="1.4cm" svg:x="22.2cm" svg:y="8.4cm">
          <text:p text:style-name="P1"><text:span text:style-name="T1">Stack</text:span></text:p>
          <text:p text:style-name="P1"><text:span text:style-name="T1">Overflow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7cm" svg:height="1.4cm" svg:x="24.6cm" svg:y="8.4cm">
          <text:p text:style-name="P1"><text:span text:style-name="T1">JavaProgramming</text:span></text:p>
          <text:p text:style-name="P1"><text:span text:style-name="T1">Community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0.9cm" svg:x="1.2cm" svg:y="8.6cm">
          <text:p text:style-name="P2"><text:span text:style-name="T1">ProProf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0.9cm" svg:x="3.5cm" svg:y="8.6cm">
          <text:p text:style-name="P2"><text:span text:style-name="T1">Bitesiz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cm" svg:height="0.9cm" svg:x="5.7cm" svg:y="11cm">
          <text:p text:style-name="P2"><text:span text:style-name="T1">Guided Walkthrough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cm" svg:height="0.9cm" svg:x="10.4cm" svg:y="11cm">
          <text:p text:style-name="P2"><text:span text:style-name="T1">Free-form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3cm" svg:y1="4.2cm" svg:x2="24.3cm" svg:y2="4.2cm">
          <text:p/>
        </draw:line>
        <draw:line draw:style-name="gr2" draw:text-style-name="P2" draw:layer="layout" svg:x1="4.4cm" svg:y1="5.5cm" svg:x2="4.4cm" svg:y2="4.2cm">
          <text:p/>
        </draw:line>
        <draw:line draw:style-name="gr2" draw:text-style-name="P2" draw:layer="layout" svg:x1="10.4cm" svg:y1="5.5cm" svg:x2="10.4cm" svg:y2="4.2cm">
          <text:p/>
        </draw:line>
        <draw:line draw:style-name="gr2" draw:text-style-name="P2" draw:layer="layout" svg:x1="16.9cm" svg:y1="5.4cm" svg:x2="16.9cm" svg:y2="4.2cm">
          <text:p/>
        </draw:line>
        <draw:line draw:style-name="gr2" draw:text-style-name="P2" draw:layer="layout" svg:x1="24.3cm" svg:y1="5.3cm" svg:x2="24.3cm" svg:y2="4.2cm">
          <text:p/>
        </draw:line>
        <draw:line draw:style-name="gr2" draw:text-style-name="P2" draw:layer="layout" svg:x1="1.9cm" svg:y1="7.8cm" svg:x2="7cm" svg:y2="7.8cm">
          <text:p/>
        </draw:line>
        <draw:line draw:style-name="gr2" draw:text-style-name="P2" draw:layer="layout" svg:x1="7.3cm" svg:y1="10.2cm" svg:x2="12.3cm" svg:y2="10.2cm">
          <text:p/>
        </draw:line>
        <draw:line draw:style-name="gr2" draw:text-style-name="P2" draw:layer="layout" svg:x1="15cm" svg:y1="8.3cm" svg:x2="18.4cm" svg:y2="8.3cm">
          <text:p/>
        </draw:line>
        <draw:line draw:style-name="gr2" draw:text-style-name="P2" draw:layer="layout" svg:x1="20.7cm" svg:y1="7.5cm" svg:x2="26.9cm" svg:y2="7.5cm">
          <text:p/>
        </draw:line>
        <draw:line draw:style-name="gr2" draw:text-style-name="P2" draw:layer="layout" svg:x1="1.9cm" svg:y1="8.6cm" svg:x2="1.9cm" svg:y2="7.8cm">
          <text:p/>
        </draw:line>
        <draw:line draw:style-name="gr2" draw:text-style-name="P2" draw:layer="layout" svg:x1="4.6cm" svg:y1="8.6cm" svg:x2="4.6cm" svg:y2="7.8cm">
          <text:p/>
        </draw:line>
        <draw:line draw:style-name="gr2" draw:text-style-name="P2" draw:layer="layout" svg:x1="7cm" svg:y1="8.9cm" svg:x2="7cm" svg:y2="7.8cm">
          <text:p/>
        </draw:line>
        <draw:line draw:style-name="gr2" draw:text-style-name="P2" draw:layer="layout" svg:x1="7.3cm" svg:y1="10.2cm" svg:x2="7.3cm" svg:y2="11cm">
          <text:p/>
        </draw:line>
        <draw:line draw:style-name="gr2" draw:text-style-name="P2" draw:layer="layout" svg:x1="4.3cm" svg:y1="7.8cm" svg:x2="4.3cm" svg:y2="6.8cm">
          <text:p/>
        </draw:line>
        <draw:line draw:style-name="gr2" draw:text-style-name="P2" draw:layer="layout" svg:x1="13.9cm" svg:y1="4.2cm" svg:x2="13.9cm" svg:y2="3.5cm">
          <text:p/>
        </draw:line>
        <draw:line draw:style-name="gr2" draw:text-style-name="P2" draw:layer="layout" svg:x1="24.3cm" svg:y1="7.5cm" svg:x2="24.3cm" svg:y2="6.7cm">
          <text:p/>
        </draw:line>
        <draw:line draw:style-name="gr2" draw:text-style-name="P2" draw:layer="layout" svg:x1="16.6cm" svg:y1="8.3cm" svg:x2="16.6cm" svg:y2="7.2cm">
          <text:p/>
        </draw:line>
        <draw:line draw:style-name="gr2" draw:text-style-name="P2" draw:layer="layout" svg:x1="12.2cm" svg:y1="10.2cm" svg:x2="12.2cm" svg:y2="11cm">
          <text:p/>
        </draw:line>
        <draw:line draw:style-name="gr2" draw:text-style-name="P2" draw:layer="layout" svg:x1="10.1cm" svg:y1="10.2cm" svg:x2="10.1cm" svg:y2="6.9cm">
          <text:p/>
        </draw:line>
        <draw:line draw:style-name="gr2" draw:text-style-name="P2" draw:layer="layout" svg:x1="15.1cm" svg:y1="9.1cm" svg:x2="15.1cm" svg:y2="8.3cm">
          <text:p/>
        </draw:line>
        <draw:line draw:style-name="gr2" draw:text-style-name="P2" draw:layer="layout" svg:x1="18.4cm" svg:y1="9.1cm" svg:x2="18.4cm" svg:y2="8.3cm">
          <text:p/>
        </draw:line>
        <draw:line draw:style-name="gr2" draw:text-style-name="P2" draw:layer="layout" svg:x1="20.7cm" svg:y1="8.4cm" svg:x2="20.7cm" svg:y2="7.5cm">
          <text:p/>
        </draw:line>
        <draw:line draw:style-name="gr2" draw:text-style-name="P2" draw:layer="layout" svg:x1="23.6cm" svg:y1="8.5cm" svg:x2="23.6cm" svg:y2="7.5cm">
          <text:p/>
        </draw:line>
        <draw:line draw:style-name="gr2" draw:text-style-name="P2" draw:layer="layout" svg:x1="26.9cm" svg:y1="8.4cm" svg:x2="26.9cm" svg:y2="7.5cm">
          <text:p/>
        </draw:line>
        <draw:line draw:style-name="gr2" draw:text-style-name="P2" draw:layer="layout" svg:x1="3.1cm" svg:y1="13.7cm" svg:x2="10cm" svg:y2="13.7cm">
          <text:p/>
        </draw:line>
        <draw:line draw:style-name="gr2" draw:text-style-name="P2" draw:layer="layout" svg:x1="12.2cm" svg:y1="14cm" svg:x2="16.2cm" svg:y2="14cm">
          <text:p/>
        </draw:line>
        <draw:line draw:style-name="gr2" draw:text-style-name="P2" draw:layer="layout" svg:x1="3.1cm" svg:y1="15.1cm" svg:x2="3.1cm" svg:y2="13.7cm">
          <text:p/>
        </draw:line>
        <draw:line draw:style-name="gr2" draw:text-style-name="P2" draw:layer="layout" svg:x1="5.7cm" svg:y1="16.5cm" svg:x2="5.7cm" svg:y2="13.7cm">
          <text:p/>
        </draw:line>
        <draw:line draw:style-name="gr2" draw:text-style-name="P2" draw:layer="layout" svg:x1="8.2cm" svg:y1="16.5cm" svg:x2="8.2cm" svg:y2="13.7cm">
          <text:p/>
        </draw:line>
        <draw:line draw:style-name="gr2" draw:text-style-name="P2" draw:layer="layout" svg:x1="10.1cm" svg:y1="15.1cm" svg:x2="10.1cm" svg:y2="13.7cm">
          <text:p/>
        </draw:line>
        <draw:line draw:style-name="gr2" draw:text-style-name="P2" draw:layer="layout" svg:x1="12.2cm" svg:y1="15.7cm" svg:x2="12.2cm" svg:y2="14cm">
          <text:p/>
        </draw:line>
        <draw:line draw:style-name="gr2" draw:text-style-name="P2" draw:layer="layout" svg:x1="16.2cm" svg:y1="15.8cm" svg:x2="16.2cm" svg:y2="14cm">
          <text:p/>
        </draw:line>
        <draw:line draw:style-name="gr2" draw:text-style-name="P2" draw:layer="layout" svg:x1="6.9cm" svg:y1="13.7cm" svg:x2="6.9cm" svg:y2="11.9cm">
          <text:p/>
        </draw:line>
        <draw:line draw:style-name="gr2" draw:text-style-name="P2" draw:layer="layout" svg:x1="13.9cm" svg:y1="14cm" svg:x2="13.9cm" svg:y2="11.9cm">
          <text:p/>
        </draw:line>
        <draw:custom-shape draw:style-name="gr1" draw:text-style-name="P1" draw:layer="layout" svg:width="1.7cm" svg:height="0.9cm" svg:x="6.1cm" svg:y="8.6cm">
          <text:p text:style-name="P2"><text:span text:style-name="T1">Indiabix</text:span></text:p>
          <draw:enhanced-geometry svg:viewBox="0 0 21600 21600" draw:mirror-vertical="false" draw:mirror-horizont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09T19:51:23</meta:creation-date>
    <dc:date>2013-10-09T20:21:38</dc:date>
    <meta:editing-duration>PT14M14S</meta:editing-duration>
    <meta:editing-cycles>1</meta:editing-cycles>
    <meta:document-statistic meta:object-count="55"/>
    <meta:generator>LibreOffice/3.6$Linux_x86 LibreOffice_project/360m1$Build-2</meta:generator>
  </office:meta>
</office:document-meta>
</file>